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List_20_Paragraph">
      <style:paragraph-properties fo:margin-left="1.655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</style:style>
    <style:style style:name="P3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4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086ef0"/>
    </style:style>
    <style:style style:name="P5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officeooo:rsid="00086ef0" officeooo:paragraph-rsid="00086ef0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 style:master-page-name="First_20_Page">
      <style:paragraph-properties fo:text-align="center" style:justify-single-word="false" style:page-number="auto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line-height="100%"/>
      <style:text-properties style:font-name="Times New Roman" fo:font-size="12pt" fo:language="en" fo:country="US" style:font-size-asian="12pt" style:font-name-complex="Times New Roman1" style:font-size-complex="12pt" style:font-weight-complex="bold"/>
    </style:style>
    <style:style style:name="P14" style:family="paragraph" style:parent-style-name="Standard" style:list-style-name="L2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use-window-font-color="true" loext:opacity="0%" style:font-name="Times New Roman" fo:font-size="14pt" fo:language="ru" fo:country="RU" officeooo:rsid="00086ef0" officeooo:paragraph-rsid="00086ef0" style:letter-kerning="false" style:font-name-asian="F" style:font-size-asian="14pt" style:language-asian="ru" style:country-asian="RU" style:font-name-complex="Times New Roman1" style:font-size-complex="14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text-properties fo:color="#000000" loext:opacity="100%" style:font-name="Times New Roman" fo:font-size="14pt" officeooo:paragraph-rsid="00086ef0" style:font-name-asian="Times New Roman1" style:font-size-asian="14pt" style:font-name-complex="Times New Roman1" style:font-size-complex="14pt"/>
    </style:style>
    <style:style style:name="P19" style:family="paragraph" style:parent-style-name="Standard">
      <style:text-properties fo:color="#000000" loext:opacity="100%" style:font-name="Times New Roman" fo:font-size="14pt" fo:font-weight="bold" officeooo:rsid="00086ef0" officeooo:paragraph-rsid="00086ef0" style:font-name-asian="Times New Roman1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text-properties fo:color="#000000" loext:opacity="100%" style:font-name="Times New Roman" fo:font-size="14pt" fo:font-weight="normal" officeooo:rsid="00086ef0" officeooo:paragraph-rsid="00086ef0" style:font-name-asian="Times New Roman1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1" style:font-name-complex="Times New Roman1"/>
    </style:style>
    <style:style style:name="P22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23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5" style:family="paragraph" style:parent-style-name="Standard">
      <style:paragraph-properties fo:margin-top="0cm" fo:margin-bottom="0cm" style:contextual-spacing="false"/>
    </style:style>
    <style:style style:name="P26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27" style:family="paragraph" style:parent-style-name="Standard">
      <style:paragraph-properties fo:line-height="150%" fo:text-align="center" style:justify-single-word="false"/>
    </style:style>
    <style:style style:name="P28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</style:style>
    <style:style style:name="P29" style:family="paragraph" style:parent-style-name="Standard">
      <style:text-properties fo:language="en" fo:country="US" fo:font-weight="bold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officeooo:rsid="00086ef0" officeooo:paragraph-rsid="00086ef0"/>
    </style:style>
    <style:style style:name="P31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rsid="00086ef0" officeooo:paragraph-rsid="00086ef0"/>
    </style:style>
    <style:style style:name="P32" style:family="paragraph" style:parent-style-name="Standard" style:list-style-name="L2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rsid="00086ef0" officeooo:paragraph-rsid="00086ef0"/>
    </style:style>
    <style:style style:name="P33" style:family="paragraph" style:parent-style-name="Standard" style:list-style-name="L1">
      <style:paragraph-properties fo:margin-top="0cm" fo:margin-bottom="0cm" style:contextual-spacing="false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086ef0" officeooo:paragraph-rsid="00086ef0" style:font-weight-asian="normal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fo:font-weight="normal" officeooo:rsid="00086ef0" officeooo:paragraph-rsid="00086ef0" style:font-weight-asian="normal" style:font-weight-complex="normal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86ef0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086ef0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en" fo:country="US" fo:font-weight="bold" officeooo:rsid="00086ef0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fo:language="en" fo:country="US" fo:font-weight="bold" style:font-name-asian="F" style:font-size-asian="14pt" style:font-weight-asian="bold" style:font-name-complex="Times New Roman1" style:font-size-complex="14pt" fo:background-color="#ffff00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4" style:family="text">
      <style:text-properties fo:color="#000000" loext:opacity="100%" style:font-name="Times New Roman" fo:font-size="14pt" officeooo:rsid="00086ef0" style:font-name-asian="Times New Roman1" style:font-size-asian="14pt" style:font-name-complex="Times New Roman1" style:font-size-complex="14pt"/>
    </style:style>
    <style:style style:name="T15" style:family="text">
      <style:text-properties fo:color="#000000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6" style:family="text">
      <style:text-properties fo:color="#000000" loext:opacity="100%" style:font-name="Times New Roman" fo:font-size="14pt" fo:language="en" fo:country="US" officeooo:rsid="00086ef0" style:font-name-asian="Times New Roman1" style:font-size-asian="14pt" style:language-asian="ru" style:country-asian="RU" style:font-name-complex="Times New Roman1" style:font-size-complex="14pt"/>
    </style:style>
    <style:style style:name="T17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8" style:family="text">
      <style:text-properties fo:color="#000000" loext:opacity="100%" style:font-name="Times New Roman" fo:font-size="14pt" fo:language="en" fo:country="US" officeooo:rsid="00086ef0" style:font-name-asian="Times New Roman1" style:font-size-asian="14pt" style:font-name-complex="Times New Roman1" style:font-size-complex="14pt"/>
    </style:style>
    <style:style style:name="T19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20" style:family="text">
      <style:text-properties officeooo:rsid="00086ef0"/>
    </style:style>
    <style:style style:name="T2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Московский Авиационный Институт</text:span></text:p>
      <text:p text:style-name="P6"><text:span text:style-name="T1">(Национальный Исследовательский Университет)</text:span></text:p>
      <text:p text:style-name="P8"/>
      <text:p text:style-name="P6"><text:span text:style-name="T1">Факультет информационных технологий и прикладной математики</text:span></text:p>
      <text:p text:style-name="P6"><text:span text:style-name="T1">Кафедра вычислительной математики и программирования</text:span></text:p>
      <text:p text:style-name="P9"/>
      <text:p text:style-name="P9"/>
      <text:p text:style-name="P6"><text:span text:style-name="T3">Лабораторная работа №</text:span><text:span text:style-name="T5">3</text:span><text:span text:style-name="T3"> по курсу</text:span><text:span text:style-name="T4"> </text:span></text:p>
      <text:p text:style-name="P6"><text:span text:style-name="T6">«Операционные системы»</text:span></text:p>
      <text:p text:style-name="Standard"><text:span text:style-name="T3"><text:tab/></text:span></text:p>
      <text:p text:style-name="P30"><text:span text:style-name="T4">ПОТОКИ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><text:span text:style-name="T13">Студент</text:span><text:span text:style-name="T14">: Белоносов Кирилл Алексеевич</text:span></text:p>
      <text:p text:style-name="P23"><text:span text:style-name="T13">Группа: М8О–20</text:span><text:span text:style-name="T14">8</text:span><text:span text:style-name="T13">Б–</text:span><text:span text:style-name="T17">2</text:span><text:span text:style-name="T18">1</text:span></text:p>
      <text:p text:style-name="P23"><text:span text:style-name="T13">Вариант:</text:span><text:span text:style-name="T14">2</text:span></text:p>
      <text:p text:style-name="P22"><text:span text:style-name="T13">Преподаватель: Соколов Андрей Алексеевич</text:span></text:p>
      <text:p text:style-name="P22"><text:span text:style-name="T13">Оценка: __________ </text:span></text:p>
      <text:p text:style-name="P22"><text:span text:style-name="T13">Дата: __________</text:span></text:p>
      <text:p text:style-name="P22"><text:span text:style-name="T13">Подпись: __________</text:span></text:p>
      <text:p text:style-name="P17"/>
      <text:p text:style-name="P21"/>
      <text:p text:style-name="P21"/>
      <text:p text:style-name="P24"><text:span text:style-name="T13">Москва, 20</text:span><text:span text:style-name="T15">2</text:span><text:span text:style-name="T16">2</text:span><text:span text:style-name="T13">.</text:span></text:p>
      <text:p text:style-name="P9"/>
      <text:p text:style-name="P6"><text:soft-page-break/><text:span text:style-name="T3">Постановка задачи</text:span></text:p>
      <text:h text:style-name="Heading_20_2" text:outline-level="2"><text:span text:style-name="T19">Цель работы</text:span></text:h>
      <text:p text:style-name="P25"><text:span text:style-name="T1">Целью является приобретение практических навыков в:</text:span></text:p>
      <text:list xml:id="list1445546574" text:style-name="L1">
        <text:list-item>
          <text:p text:style-name="P33"><text:span text:style-name="T1">Управление потоками в ОС </text:span></text:p>
        </text:list-item>
        <text:list-item>
          <text:p text:style-name="P33"><text:span text:style-name="T1">Обеспечение синхронизации между потоками</text:span></text:p>
        </text:list-item>
      </text:list>
      <text:h text:style-name="Heading_20_2" text:outline-level="2"><text:span text:style-name="T19">Задание</text:span></text:h>
      <text:p text:style-name="P18">Составить программу на языке Си, обрабатывающую данные в многопоточном режиме. При <text:span text:style-name="T20">о</text:span>бработки использовать стандартные средства создания потоков операционной системы (Windows/Unix). Ограничение потоков должно быть задано ключом запуска вашей программы. </text:p>
      <text:p text:style-name="P18">Так же необходимо уметь продемонстрировать количество потоков, используемое вашей программой с помощью стандартных средств операционной системы. </text:p>
      <text:p text:style-name="P18">В отчете привести исследование зависимости ускорения и эффективности алгоритма от входящих данных и количества потоков. Получившиеся результаты необходимо объяснить.</text:p>
      <text:p text:style-name="P19">Вариант №2</text:p>
      <text:p text:style-name="P20">Отсортировать массив целых чисел при помощи параллельного алгоритма быстрой сортировки</text:p>
      <text:p text:style-name="P26"><text:span text:style-name="T3">Общие сведения о программе</text:span></text:p>
      <text:p text:style-name="P31"><text:span text:style-name="T1">Программа состоит из одного файла — main.c. Максимальное количество потоков указывается как аргумент программы. На вход программа получает размер входного вектора n и n чисел.</text:span></text:p>
      <text:list xml:id="list3236030143" text:style-name="L2">
        <text:list-item>
          <text:p text:style-name="P32"><text:span text:style-name="T4">pthread_create() </text:span><text:span text:style-name="T1">- создать новый поток </text:span></text:p>
        </text:list-item>
        <text:list-item>
          <text:p text:style-name="P14"><text:span text:style-name="T21">pthread_mutex_init() </text:span>- создать новый мьютекс</text:p>
        </text:list-item>
        <text:list-item>
          <text:p text:style-name="P14"><text:span text:style-name="T21">pthread_join() </text:span>- дождаться завершения потоками</text:p>
        </text:list-item>
        <text:list-item>
          <text:p text:style-name="P14"><text:span text:style-name="T21">pthread_mutex_destroy() </text:span>- уничтожить мьютекс</text:p>
        </text:list-item>
        <text:list-item>
          <text:p text:style-name="P14"><text:span text:style-name="T21">pthread_mutex_lock() </text:span>- заблокироваться на мьютексе</text:p>
        </text:list-item>
        <text:list-item>
          <text:p text:style-name="P14"><text:span text:style-name="T21">pthread_mutex_unlock() </text:span>- освободить мьютекс</text:p>
        </text:list-item>
      </text:list>
      <text:p text:style-name="P10"/>
      <text:p text:style-name="P11"/>
      <text:p text:style-name="P11"/>
      <text:p text:style-name="P11"/>
      <text:p text:style-name="P26"><text:soft-page-break/><text:span text:style-name="T3">Общий метод и алгоритм решения</text:span><text:span text:style-name="T1">.</text:span></text:p>
      <text:p text:style-name="P28"><text:span text:style-name="T1">Для реализации поставленной задачи необходимо:<text:tab/></text:span></text:p>
      <text:list xml:id="list2874878244" text:style-name="WWNum5">
        <text:list-item>
          <text:p text:style-name="P3"><text:span text:style-name="T1">Изучить принципы работы </text:span><text:span text:style-name="T2">pthread_create, pthread_mutex_lock и т.д.</text:span></text:p>
        </text:list-item>
        <text:list-item>
          <text:p text:style-name="P4"><text:span text:style-name="T2">Изучить алгоритм quicksort</text:span></text:p>
        </text:list-item>
        <text:list-item>
          <text:p text:style-name="P5"><text:span text:style-name="T1">Реализовать многопоточный алгоритм quicksort</text:span></text:p>
        </text:list-item>
        <text:list-item>
          <text:p text:style-name="P5"><text:span text:style-name="T1">Провести тесты</text:span></text:p>
        </text:list-item>
      </text:list>
      <text:p text:style-name="P2"><text:span text:style-name="T3"><text:tab/>Основные файлы программы</text:span></text:p>
      <text:p text:style-name="Standard"><text:span text:style-name="T10">main</text:span><text:span text:style-name="T3">.</text:span><text:span text:style-name="T8">c</text:span><text:span text:style-name="T3">:</text:span></text:p>
      <text:p text:style-name="P13">#include "unistd.h"</text:p>
      <text:p text:style-name="P13">#include "pthread.h"</text:p>
      <text:p text:style-name="P13">#include "stdlib.h"</text:p>
      <text:p text:style-name="P13">#include "stdio.h"</text:p>
      <text:p text:style-name="P13">#include &lt;time.h&gt;</text:p>
      <text:p text:style-name="P13">#include &lt;errno.h&gt;</text:p>
      <text:p text:style-name="P13">typedef struct {</text:p>
      <text:p text:style-name="P13"><text:s text:c="4"/>int * vec;</text:p>
      <text:p text:style-name="P13"><text:s text:c="4"/>int l;</text:p>
      <text:p text:style-name="P13"><text:s text:c="4"/>int r;</text:p>
      <text:p text:style-name="P13">} QSin;</text:p>
      <text:p text:style-name="P13">int THREAD_COUNT = 0;</text:p>
      <text:p text:style-name="P13">int MAXTHREAD = 4;</text:p>
      <text:p text:style-name="P13">pthread_mutex_t mutex;</text:p>
      <text:p text:style-name="P13">int partition(int * vec, int l, int r) {</text:p>
      <text:p text:style-name="P13"><text:s text:c="4"/>int v = vec[(l + r) / 2];</text:p>
      <text:p text:style-name="P13"><text:s text:c="4"/>int i = l;</text:p>
      <text:p text:style-name="P13"><text:s text:c="4"/>int j = r;</text:p>
      <text:p text:style-name="P13"><text:s text:c="4"/>while(i &lt;= j) {</text:p>
      <text:p text:style-name="P13"><text:s text:c="8"/>while(vec[i] &lt; v)</text:p>
      <text:p text:style-name="P13"><text:s text:c="12"/>i++;</text:p>
      <text:p text:style-name="P13"><text:s text:c="8"/>while(vec[j] &gt; v)</text:p>
      <text:p text:style-name="P13"><text:s text:c="12"/>j--;</text:p>
      <text:p text:style-name="P13"><text:s text:c="8"/>if(i &gt;= j)</text:p>
      <text:p text:style-name="P13"><text:soft-page-break/><text:s text:c="12"/>break;</text:p>
      <text:p text:style-name="P13"><text:s text:c="8"/>int w = vec[i];</text:p>
      <text:p text:style-name="P13"><text:s text:c="8"/>vec[i++] = vec[j];</text:p>
      <text:p text:style-name="P13"><text:s text:c="8"/>vec[j--] = w;</text:p>
      <text:p text:style-name="P13"><text:s text:c="4"/>}</text:p>
      <text:p text:style-name="P13"><text:s text:c="4"/>return j;</text:p>
      <text:p text:style-name="P13">}</text:p>
      <text:p text:style-name="P13">void * quicksort(void * arg) {</text:p>
      <text:p text:style-name="P13"><text:s text:c="4"/>int err;</text:p>
      <text:p text:style-name="P13"><text:s text:c="4"/>QSin * data = (QSin*) arg;</text:p>
      <text:p text:style-name="P13"><text:s text:c="4"/>pthread_t id = pthread_self();</text:p>
      <text:p text:style-name="P13"><text:s text:c="4"/>if(data-&gt;l &lt; data-&gt;r) {</text:p>
      <text:p text:style-name="P13"><text:s text:c="8"/>int q = partition(data-&gt;vec, data-&gt;l, data-&gt;r);</text:p>
      <text:p text:style-name="P13"><text:s text:c="8"/>QSin * data1 = (QSin *)malloc(sizeof(QSin));</text:p>
      <text:p text:style-name="P13"><text:s text:c="8"/>data1-&gt;vec = data-&gt;vec;</text:p>
      <text:p text:style-name="P13"><text:s text:c="8"/>data1-&gt;l = data-&gt;l;</text:p>
      <text:p text:style-name="P13"><text:s text:c="8"/>data1-&gt;r = q;</text:p>
      <text:p text:style-name="P13"><text:s text:c="8"/>pthread_t id1 = 0;</text:p>
      <text:p text:style-name="P13"><text:s text:c="8"/>if(THREAD_COUNT &lt; MAXTHREAD) {</text:p>
      <text:p text:style-name="P13"><text:s text:c="12"/>if(pthread_create(&amp;id1, NULL, &amp;quicksort, data1) == 0) {</text:p>
      <text:p text:style-name="P13"><text:s text:c="16"/>pthread_mutex_lock(&amp;mutex);</text:p>
      <text:p text:style-name="P13"><text:s text:c="16"/>++THREAD_COUNT;</text:p>
      <text:p text:style-name="P13"><text:s text:c="16"/>pthread_mutex_unlock(&amp;mutex);</text:p>
      <text:p text:style-name="P13"><text:s text:c="12"/>} else {</text:p>
      <text:p text:style-name="P13"><text:s text:c="16"/>quicksort(data1);</text:p>
      <text:p text:style-name="P13"><text:s text:c="12"/>}</text:p>
      <text:p text:style-name="P13"><text:s text:c="8"/>} else {</text:p>
      <text:p text:style-name="P13"><text:s text:c="12"/>quicksort(data1);</text:p>
      <text:p text:style-name="P13"><text:s text:c="8"/>}</text:p>
      <text:p text:style-name="P13"><text:s text:c="8"/>QSin * data2 = (QSin *)malloc(sizeof(QSin));</text:p>
      <text:p text:style-name="P13"><text:s text:c="8"/>data2-&gt;vec = data-&gt;vec;</text:p>
      <text:p text:style-name="P13"><text:s text:c="8"/>data2-&gt;l = q + 1;</text:p>
      <text:p text:style-name="P13"><text:s text:c="8"/>data2-&gt;r = data-&gt;r;</text:p>
      <text:p text:style-name="P13"><text:soft-page-break/><text:s text:c="8"/>pthread_t id2 = 0;</text:p>
      <text:p text:style-name="P13"><text:s text:c="8"/>if(THREAD_COUNT &lt; MAXTHREAD) {</text:p>
      <text:p text:style-name="P13"><text:s text:c="12"/>if(pthread_create(&amp;id2, NULL, &amp;quicksort, data2) == 0) {</text:p>
      <text:p text:style-name="P13"><text:s text:c="16"/>pthread_mutex_lock(&amp;mutex);</text:p>
      <text:p text:style-name="P13"><text:s text:c="16"/>++THREAD_COUNT;</text:p>
      <text:p text:style-name="P13"><text:s text:c="16"/>pthread_mutex_unlock(&amp;mutex);</text:p>
      <text:p text:style-name="P13"><text:s text:c="12"/>} else {</text:p>
      <text:p text:style-name="P13"><text:s text:c="16"/>quicksort(data2);</text:p>
      <text:p text:style-name="P13"><text:s text:c="12"/>}</text:p>
      <text:p text:style-name="P13"><text:s text:c="8"/>} else {</text:p>
      <text:p text:style-name="P13"><text:s text:c="12"/>quicksort(data2);</text:p>
      <text:p text:style-name="P13"><text:s text:c="8"/>}</text:p>
      <text:p text:style-name="P13"><text:s text:c="8"/>if(id1 != 0) {</text:p>
      <text:p text:style-name="P13"><text:s text:c="12"/>if(pthread_join(id1, NULL) == 0) {</text:p>
      <text:p text:style-name="P13"><text:s text:c="16"/>pthread_mutex_lock(&amp;mutex);</text:p>
      <text:p text:style-name="P13"><text:s text:c="16"/>--THREAD_COUNT;</text:p>
      <text:p text:style-name="P13"><text:s text:c="16"/>pthread_mutex_unlock(&amp;mutex);</text:p>
      <text:p text:style-name="P13"><text:s text:c="12"/>}</text:p>
      <text:p text:style-name="P13"><text:s text:c="8"/>}</text:p>
      <text:p text:style-name="P13"><text:s text:c="8"/>if(id2 != 0) {</text:p>
      <text:p text:style-name="P13"><text:s text:c="12"/>if(pthread_join(id2, NULL) == 0) {</text:p>
      <text:p text:style-name="P13"><text:s text:c="16"/>pthread_mutex_lock(&amp;mutex);</text:p>
      <text:p text:style-name="P13"><text:s text:c="16"/>--THREAD_COUNT;</text:p>
      <text:p text:style-name="P13"><text:s text:c="16"/>pthread_mutex_unlock(&amp;mutex);</text:p>
      <text:p text:style-name="P13"><text:s text:c="12"/>}</text:p>
      <text:p text:style-name="P13"><text:s text:c="8"/>}</text:p>
      <text:p text:style-name="P13"><text:s text:c="4"/>}</text:p>
      <text:p text:style-name="P13">}</text:p>
      <text:p text:style-name="P13"/>
      <text:p text:style-name="P13">int main (int argc, char * argv[]) {</text:p>
      <text:p text:style-name="P13"><text:s text:c="4"/>if(argc &lt; 2) {</text:p>
      <text:p text:style-name="P13"><text:s text:c="8"/>fprintf(stderr, "input count of threads\n");</text:p>
      <text:p text:style-name="P13"><text:s text:c="8"/>exit(-1);</text:p>
      <text:p text:style-name="P13"><text:soft-page-break/><text:s text:c="4"/>} else {</text:p>
      <text:p text:style-name="P13"><text:s text:c="8"/>char * c = argv[1];</text:p>
      <text:p text:style-name="P13"><text:s text:c="8"/>MAXTHREAD = atoi(c);</text:p>
      <text:p text:style-name="P13"><text:s text:c="4"/>}</text:p>
      <text:p text:style-name="P13"><text:s text:c="4"/>int n;</text:p>
      <text:p text:style-name="P13"><text:s text:c="4"/>int err;</text:p>
      <text:p text:style-name="P13"><text:s text:c="4"/>scanf("%d", &amp;n);</text:p>
      <text:p text:style-name="P13"><text:s text:c="4"/>int * vec = calloc(n, sizeof(int));</text:p>
      <text:p text:style-name="P13"><text:s text:c="4"/>for (int i = 0; i &lt; n; ++i) {</text:p>
      <text:p text:style-name="P13"><text:s text:c="8"/>scanf("%d", &amp;vec[i]);</text:p>
      <text:p text:style-name="P13"><text:s text:c="4"/>}</text:p>
      <text:p text:style-name="P13"><text:s text:c="4"/>QSin * in = (QSin *)malloc(sizeof(QSin));</text:p>
      <text:p text:style-name="P13"><text:s text:c="4"/>in-&gt;vec = vec;</text:p>
      <text:p text:style-name="P13"><text:s text:c="4"/>in-&gt;l = 0;</text:p>
      <text:p text:style-name="P13"><text:s text:c="4"/>in-&gt;r = n - 1;</text:p>
      <text:p text:style-name="P13"><text:s text:c="4"/>pthread_mutex_init(&amp;mutex, NULL);</text:p>
      <text:p text:style-name="P13"><text:s text:c="4"/>pthread_t id;</text:p>
      <text:p text:style-name="P13"><text:s text:c="4"/>err = pthread_create(&amp;id, NULL, &amp;quicksort, in);</text:p>
      <text:p text:style-name="P13"><text:s text:c="4"/>if(err != 0) {</text:p>
      <text:p text:style-name="P13"><text:s text:c="8"/>perror("thread not create");</text:p>
      <text:p text:style-name="P13"><text:s text:c="4"/>}</text:p>
      <text:p text:style-name="P13"><text:s text:c="4"/>err = pthread_join(id, NULL);</text:p>
      <text:p text:style-name="P13"><text:s text:c="5"/>if(err != 0) {</text:p>
      <text:p text:style-name="P13"><text:s text:c="8"/>perror("error join to thread");</text:p>
      <text:p text:style-name="P13"><text:s text:c="4"/>}</text:p>
      <text:p text:style-name="P13"><text:s text:c="4"/>pthread_mutex_destroy(&amp;mutex);</text:p>
      <text:p text:style-name="P13"><text:s text:c="4"/>for (int i = 0; i &lt; n; ++i)</text:p>
      <text:p text:style-name="P13"><text:s text:c="4"/>{</text:p>
      <text:p text:style-name="P13"><text:s text:c="8"/>printf("%d ", vec[i]);</text:p>
      <text:p text:style-name="P13"><text:s text:c="4"/>}</text:p>
      <text:p text:style-name="P13"><text:s text:c="4"/>printf("\n");</text:p>
      <text:p text:style-name="P13"><text:s text:c="4"/>return 0;</text:p>
      <text:p text:style-name="P13">}</text:p>
      <text:p text:style-name="P6"><text:soft-page-break/><text:span text:style-name="T9">Пример работы</text:span></text:p>
      <text:p text:style-name="P34"><text:span text:style-name="T7">kirill@kirill:~/localProjects/OSlabs/lab3/test$ ./run.sh </text:span></text:p>
      <text:p text:style-name="P34"><text:span text:style-name="T7">[ 50%] Built target main</text:span></text:p>
      <text:p text:style-name="P34"><text:span text:style-name="T7">[100%] Built target qs</text:span></text:p>
      <text:p text:style-name="P34"><text:span text:style-name="T7">multithreading algorithm</text:span></text:p>
      <text:p text:style-name="P34"><text:span text:style-name="T7">-------------------------test 1-------------------------</text:span></text:p>
      <text:p text:style-name="P34"><text:span text:style-name="T7">0 0 1 4 5 6 6 7 7 7 7 8 8 11 12 14 14 14 15 15 16 17 18 18 19 22 22 25 27 30 31 33 33 37 38 39 40 42 42 42 42 43 43 47 47 48 48 49 51 51 51 54 54 55 59 60 61 61 63 63 64 69 69 69 69 70 70 70 71 72 73 73 73 75 76 76 78 78 79 79 80 83 84 85 86 89 92 92 92 92 93 93 94 95 95 97 98 98 98 100 </text:span></text:p>
      <text:p text:style-name="P34"><text:span text:style-name="T7">Time: 0.000599</text:span></text:p>
      <text:p text:style-name="P34"><text:span text:style-name="T7">-------------------------test 2-------------------------</text:span></text:p>
      <text:p text:style-name="P34"><text:span text:style-name="T7">1 2 3 4 5 6 7 8 9 10 </text:span></text:p>
      <text:p text:style-name="P34"><text:span text:style-name="T7">Time: 0.000526</text:span></text:p>
      <text:p text:style-name="P34"><text:span text:style-name="T7">-------------------------test 3-------------------------</text:span></text:p>
      <text:p text:style-name="P34"><text:span text:style-name="T7">1 2 3 4 5 6 7 8 9 9 10 11 12 13 14 15 16 17 18 19 </text:span></text:p>
      <text:p text:style-name="P34"><text:span text:style-name="T7">Time: 0.000570</text:span></text:p>
      <text:p text:style-name="P34"><text:span text:style-name="T7">base algorithm</text:span></text:p>
      <text:p text:style-name="P34"><text:span text:style-name="T7">-------------------------test 1-------------------------</text:span></text:p>
      <text:p text:style-name="P34"><text:span text:style-name="T7">0 0 1 4 5 6 6 7 7 7 7 8 8 11 12 14 14 14 15 15 16 17 18 18 19 22 22 25 27 30 31 33 33 37 38 39 40 42 42 42 42 43 43 47 47 48 48 49 51 51 51 54 54 55 59 60 61 61 63 63 64 69 69 69 69 70 70 70 71 72 73 73 73 75 76 76 78 78 79 79 80 83 84 85 86 89 92 92 92 92 93 93 94 95 95 97 98 98 98 100 </text:span></text:p>
      <text:p text:style-name="P34"><text:span text:style-name="T7">Time: 0.000016</text:span></text:p>
      <text:p text:style-name="P34"><text:span text:style-name="T7">-------------------------test 2-------------------------</text:span></text:p>
      <text:p text:style-name="P34"><text:span text:style-name="T7">1 2 3 4 5 6 7 8 9 10 </text:span></text:p>
      <text:p text:style-name="P34"><text:span text:style-name="T7">Time: 0.000003</text:span></text:p>
      <text:p text:style-name="P34"><text:span text:style-name="T7">-------------------------test 3-------------------------</text:span></text:p>
      <text:p text:style-name="P34"><text:span text:style-name="T7">1 2 3 4 5 6 7 8 9 9 10 11 12 13 14 15 16 17 18 19 </text:span></text:p>
      <text:p text:style-name="P34"><text:span text:style-name="T7">Time: 0.000004</text:span></text:p>
      <text:p text:style-name="P29"/>
      <text:p text:style-name="P27"><text:soft-page-break/><text:span text:style-name="T3">Вывод</text:span></text:p>
      <text:p text:style-name="P35"><text:span text:style-name="T1">В результате данной лабораторной работы, я научился работать я потоками и мьютексами, реализовал многопоточный алгоритм быстрой сортировки. Сравнивая резуль<text:tab/>таты времени сортировки двух алгоритмов мы получили, что многопоточный алгоритм работает медленнее, что скорее всего связано с большим количеством системных вызовов, связанных с работой потоков. Полученные мною знания пригодятся при дальнейшей работе.</text:span></text:p>
      <text:p text:style-name="P27"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F" style:font-family-generic-asian="system" style:font-pitch-asian="variable" style:font-size-asian="11pt" style:language-asian="ru" style:country-asian="RU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language-asian="en" style:country-asian="US" style:font-weight-asian="bold" style:font-name-complex="F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1T18:06:00</meta:creation-date>
    <meta:initial-creator>sindchess@gmail.com</meta:initial-creator>
    <dc:language>en-US</dc:language>
    <dc:date>2023-01-06T22:06:54.160187464</dc:date>
    <meta:editing-cycles>61</meta:editing-cycles>
    <meta:editing-duration>PT12H6M2S</meta:editing-duration>
    <meta:generator>LibreOffice/7.4.2.3$Linux_X86_64 LibreOffice_project/40$Build-3</meta:generator>
    <meta:document-statistic meta:table-count="0" meta:image-count="0" meta:object-count="0" meta:page-count="8" meta:paragraph-count="191" meta:word-count="959" meta:character-count="6687" meta:non-whitespace-character-count="50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